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1.7071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al_statistics" table:style-name="ta1">
        <table:shapes>
          <draw:frame draw:z-index="0" draw:style-name="gr1" draw:text-style-name="P1" svg:width="6.2988in" svg:height="3.5429in" svg:x="4.7429in" svg:y="1.1063in">
            <draw:object draw:notify-on-update-of-ranges="zonal_statistics.B1:zonal_statistics.B1 zonal_statistics.B2:zonal_statistics.B5 zonal_statistics.C1:zonal_statistics.C1 zonal_statistics.C2:zonal_statistics.C5 zonal_statistics.D1:zonal_statistics.D1 zonal_statistics.D2:zonal_statistics.D5 zonal_statistics.E1:zonal_statistics.E1 zonal_statistics.E2:zonal_statistics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Średnia</text:p>
          </table:table-cell>
          <table:table-cell office:value-type="string" calcext:value-type="string">
            <text:p>Odchylenie standardow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ksim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.084433743205" calcext:value-type="float">
            <text:p>134.084433743205</text:p>
          </table:table-cell>
          <table:table-cell office:value-type="float" office:value="21.8383881813302" calcext:value-type="float">
            <text:p>21.8383881813302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.063821357825" calcext:value-type="float">
            <text:p>131.063821357825</text:p>
          </table:table-cell>
          <table:table-cell office:value-type="float" office:value="34.3666216329429" calcext:value-type="float">
            <text:p>34.3666216329429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.12765706188" calcext:value-type="float">
            <text:p>139.12765706188</text:p>
          </table:table-cell>
          <table:table-cell office:value-type="float" office:value="37.9587968325292" calcext:value-type="float">
            <text:p>37.9587968325292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.802098388737" calcext:value-type="float">
            <text:p>129.802098388737</text:p>
          </table:table-cell>
          <table:table-cell office:value-type="float" office:value="30.9708393317136" calcext:value-type="float">
            <text:p>30.9708393317136</text:p>
          </table:table-cell>
          <table:table-cell office:value-type="float" office:value="58" calcext:value-type="float">
            <text:p>58</text:p>
          </table:table-cell>
          <table:table-cell office:value-type="float" office:value="217" calcext:value-type="float">
            <text:p>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0:53:09.6433361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0:57:01.473422379</dc:date>
    <meta:editing-duration>PT10M48S</meta:editing-duration>
    <meta:editing-cycles>3</meta:editing-cycles>
    <meta:generator>LibreOffice/24.8.2.1$Linux_X86_64 LibreOffice_project/480$Build-1</meta:generator>
    <meta:document-statistic meta:table-count="1" meta:cell-count="2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3.08cm" svg:y="0.316cm" chart:style-name="ch2">
          <text:p><text:span text:style-name="T1">Wykres zmienności wartości obrysowanych dróg</text:span></text:p>
        </chart:title>
        <chart:legend chart:legend-position="end" svg:x="11.459cm" svg:y="3.454cm" style:legend-expansion="high" chart:style-name="ch3"/>
        <chart:plot-area chart:style-name="ch4" table:cell-range-address="zonal_statistics.B1:zonal_statistics.E5" chart:data-source-has-labels="row" svg:x="1.331cm" svg:y="1.275cm" svg:width="9.808cm" svg:height="6.564cm">
          <chart:coordinate-region svg:x="2.156cm" svg:y="1.475cm" svg:width="8.983cm" svg:height="5.717cm"/>
          <chart:axis chart:dimension="x" chart:name="primary-x" chart:style-name="ch5">
            <chart:title svg:x="4.369cm" svg:y="8.019cm" chart:style-name="ch2">
              <text:p><text:span text:style-name="T2">Numer obrysowanej drogi</text:span></text:p>
            </chart:title>
          </chart:axis>
          <chart:axis chart:dimension="y" chart:name="primary-y" chart:style-name="ch6">
            <chart:title svg:x="0.451cm" svg:y="5.196cm" chart:style-name="ch7">
              <text:p><text:span text:style-name="T3">Wartość</text:span></text:p>
            </chart:title>
            <chart:grid chart:style-name="ch8" chart:class="major"/>
          </chart:axis>
          <chart:series chart:style-name="ch9" chart:values-cell-range-address="zonal_statistics.B2:zonal_statistics.B5" chart:label-cell-address="zonal_statistics.B1:zonal_statistics.B1" chart:class="chart:bar">
            <chart:data-point chart:repeated="4"/>
          </chart:series>
          <chart:series chart:style-name="ch10" chart:values-cell-range-address="zonal_statistics.C2:zonal_statistics.C5" chart:label-cell-address="zonal_statistics.C1:zonal_statistics.C1" chart:class="chart:bar">
            <chart:data-point chart:repeated="4"/>
          </chart:series>
          <chart:series chart:style-name="ch11" chart:values-cell-range-address="zonal_statistics.D2:zonal_statistics.D5" chart:label-cell-address="zonal_statistics.D1:zonal_statistics.D1" chart:class="chart:bar">
            <chart:data-point chart:repeated="4"/>
          </chart:series>
          <chart:series chart:style-name="ch12" chart:values-cell-range-address="zonal_statistics.E2:zonal_statistics.E5" chart:label-cell-address="zonal_statistics.E1:zonal_statistics.E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  <draw:g>
                  <svg:desc>zonal_statistics.B1:zonal_statistics.B1</svg:desc>
                </draw:g>
              </table:table-cell>
              <table:table-cell office:value-type="string">
                <text:p>Odchylenie standardowe</text:p>
                <draw:g>
                  <svg:desc>zonal_statistics.C1:zonal_statistics.C1</svg:desc>
                </draw:g>
              </table:table-cell>
              <table:table-cell office:value-type="string">
                <text:p>Minimum</text:p>
                <draw:g>
                  <svg:desc>zonal_statistics.D1:zonal_statistics.D1</svg:desc>
                </draw:g>
              </table:table-cell>
              <table:table-cell office:value-type="string">
                <text:p>Maksimum</text:p>
                <draw:g>
                  <svg:desc>zonal_statistics.E1:zonal_statistic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084433743205">
                <text:p>134.084433743205</text:p>
                <draw:g>
                  <svg:desc>zonal_statistics.B2:zonal_statistics.B5</svg:desc>
                </draw:g>
              </table:table-cell>
              <table:table-cell office:value-type="float" office:value="21.8383881813302">
                <text:p>21.8383881813302</text:p>
                <draw:g>
                  <svg:desc>zonal_statistics.C2:zonal_statistics.C5</svg:desc>
                </draw:g>
              </table:table-cell>
              <table:table-cell office:value-type="float" office:value="50">
                <text:p>50</text:p>
                <draw:g>
                  <svg:desc>zonal_statistics.D2:zonal_statistics.D5</svg:desc>
                </draw:g>
              </table:table-cell>
              <table:table-cell office:value-type="float" office:value="255">
                <text:p>255</text:p>
                <draw:g>
                  <svg:desc>zonal_statistics.E2:zonal_statistics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.063821357825">
                <text:p>131.063821357825</text:p>
              </table:table-cell>
              <table:table-cell office:value-type="float" office:value="34.3666216329429">
                <text:p>34.3666216329429</text:p>
              </table:table-cell>
              <table:table-cell office:value-type="float" office:value="49">
                <text:p>4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.12765706188">
                <text:p>139.12765706188</text:p>
              </table:table-cell>
              <table:table-cell office:value-type="float" office:value="37.9587968325292">
                <text:p>37.9587968325292</text:p>
              </table:table-cell>
              <table:table-cell office:value-type="float" office:value="50">
                <text:p>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.802098388737">
                <text:p>129.802098388737</text:p>
              </table:table-cell>
              <table:table-cell office:value-type="float" office:value="30.9708393317136">
                <text:p>30.9708393317136</text:p>
              </table:table-cell>
              <table:table-cell office:value-type="float" office:value="58">
                <text:p>58</text:p>
              </table:table-cell>
              <table:table-cell office:value-type="float" office:value="217">
                <text:p>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